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% @disciplinas.each do |d|%}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 <text:s/><text:span text:style-name="T4">{%= d.nome.upcase%}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 <text:s/><text:span text:style-name="T4">{%= d.turmas.da_escola(@escola).count%}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 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 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 <text:s/><text:span text:style-name="T4">{%= @escola.calcular_demanda(d)%}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 <text:s/><text:span text:style-name="T4">{%=@escola.calcular_preenchido(d)%}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 <text:s/></text:span><text:span text:style-name="T3">{%=@escola.calcular_demanda(d) - @escola.calcular_preenchido(d)%}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)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)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)</text:p>
          </table:table-cell>
          <table:covered-table-cell/>
        </table:table-row>
        <table:table-row>
          <table:table-cell table:style-name="Tabela2.A5" table:number-columns-spanned="14" office:value-type="string">
            <text:p text:style-name="P4">{% d.funcionarios.da_escola(@escola).each_with_index do |f,i| i+=1 %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office:value-type="string">
            <text:p text:style-name="P4">{%=i%}</text:p>
          </table:table-cell>
          <table:table-cell table:style-name="Tabela2.B6" office:value-type="string">
            <text:p text:style-name="P5">{%= f.matricula%}</text:p>
          </table:table-cell>
          <table:table-cell table:style-name="Tabela2.C6" table:number-columns-spanned="2" office:value-type="string">
            <text:p text:style-name="P5">{%= f.nome %}</text:p>
          </table:table-cell>
          <table:covered-table-cell/>
          <table:table-cell table:style-name="Tabela2.E6" office:value-type="string">
            <text:p text:style-name="P4">{%=f.categoria.nome%} /</text:p>
            <text:p text:style-name="P4">{%=f.nivel.jornada%} h/s</text:p>
          </table:table-cell>
          <table:table-cell table:style-name="Tabela2.F6" office:value-type="string">
            <text:p text:style-name="P4">{%= f.regencia_especificada(1)%} h/a</text:p>
          </table:table-cell>
          <table:table-cell table:style-name="Tabela2.G6" office:value-type="string">
            <text:p text:style-name="P4">{%= f.regencia_especificada(2)%}</text:p>
          </table:table-cell>
          <table:table-cell table:style-name="Tabela2.H6" table:number-columns-spanned="3" office:value-type="string">
            <text:p text:style-name="P4">{%=f.turmas(@escola,NiveisEnsino.find_by_codigo('EMREG'))%}</text:p>
          </table:table-cell>
          <table:covered-table-cell/>
          <table:covered-table-cell/>
          <table:table-cell table:style-name="Tabela2.K6" table:number-columns-spanned="2" office:value-type="string">
            <text:p text:style-name="P4">{%=f.turmas(@escola,NiveisEnsino.find_by_codigo('EMINV'))%}</text:p>
          </table:table-cell>
          <table:covered-table-cell/>
          <table:table-cell table:style-name="Tabela2.M6" table:number-columns-spanned="2" office:value-type="string">
            <text:p text:style-name="P4">{%=f.turmas(@escola,NiveisEnsino.find_by_codigo('EMINT'))%}</text:p>
          </table:table-cell>
          <table:covered-table-cell/>
        </table:table-row>
        <table:table-row>
          <table:table-cell table:style-name="Tabela2.A7" table:number-columns-spanned="14" office:value-type="string">
            <text:p text:style-name="P4">{% end %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>{% end %}</text:p>
      <text:p text:style-name="P2"/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{%= @destino %}</text:p>
            </table:table-cell>
            <table:table-cell table:style-name="Tabela1.A1" office:value-type="string">
              <text:p text:style-name="MP2"/>
              <text:p text:style-name="MP2">{%= @titulo%}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{%= @data%}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 <text:s/></text:span><text:page-number text:select-page="current">1</text:page-number> <text:s/>de<text:span text:style-name="MT1"> <text:s/></text:span><text:page-count>1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